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7cm" fo:min-width="3.3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22cm" fo:min-width="13.05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38cm" fo:min-width="5.21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35cm" fo:min-width="2.35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6cm" fo:min-width="4.36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6cm" fo:min-width="1.722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587cm" svg:x="1cm" svg:y="3.857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3.557cm" svg:height="8.572cm" svg:x="6.81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1.588cm" svg:x="9.255cm" svg:y="3.857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3.175cm" svg:x="7.032cm" svg:y="7.032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5.08cm" svg:height="2.222cm" svg:x="10.525cm" svg:y="7.667cm">
          <text:p text:style-name="P1">Application</text:p>
          <text:p text:style-name="P1">Serv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857cm" svg:height="2.54cm" svg:x="16.875cm" svg:y="7.35cm">
          <text:p text:style-name="P1">Codebase 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5" draw:layer="layout" svg:x1="2.905cm" svg:y1="3.857cm" svg:x2="13.588cm" svg:y2="2.587cm" draw:start-shape="id1" draw:start-glue-point="0" draw:end-shape="id2" svg:d="M2905 3857v-1771h10683v501" svg:viewBox="0 0 10684 1772">
          <text:p text:style-name="P4">fefe</text:p>
        </draw:connector>
        <draw:connector draw:style-name="gr8" draw:text-style-name="P6" draw:layer="layout" draw:line-skew="-0.524cm" svg:x1="6.81cm" svg:y1="6.873cm" svg:x2="4.81cm" svg:y2="4.65cm" draw:start-shape="id2" draw:end-shape="id1" svg:d="M6810 6873h-1524v-2223h-476" svg:viewBox="0 0 2001 2224">
          <text:p/>
        </draw:connector>
        <draw:frame draw:style-name="gr9" draw:text-style-name="P7" draw:layer="layout" svg:width="17.753cm" svg:height="0.962cm" svg:x="1.979cm" svg:y="1.317cm">
          <draw:text-box>
            <text:p>Requesting www.foobar.co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14:12:20.734933701</meta:creation-date>
    <dc:date>2024-02-03T14:25:25.456867117</dc:date>
    <meta:editing-duration>PT2M24S</meta:editing-duration>
    <meta:editing-cycles>1</meta:editing-cycles>
    <meta:generator>LibreOffice/7.3.7.2$Linux_X86_64 LibreOffice_project/30$Build-2</meta:generator>
    <meta:document-statistic meta:object-count="9"/>
  </office:meta>
</office:document-meta>
</file>